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co19" style:family="table-column">
      <style:table-column-properties fo:break-before="auto" style:column-width="3.0646in"/>
    </style:style>
    <style:style style:name="co20" style:family="table-column">
      <style:table-column-properties fo:break-before="auto" style:column-width="1.6701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2.4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2" style:family="table-cell" style:parent-style-name="Default" style:data-style-name="N130"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31">
      <style:text-properties fo:font-weight="normal" style:font-weight-asian="normal" style:font-weight-complex="normal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table:style-name="ce8" office:value-type="date" office:date-value="2020-09-16" calcext:value-type="date">
            <text:p>16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table:style-name="ce12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hite Scottish/British no longer asked separately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9"/>
        <table:table-column table:style-name="co8" table:number-columns-repeated="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19" office:value-type="string" calcext:value-type="string">
            <text:p>1999 to 2016 from SHS 2016</text:p>
          </table:table-cell>
          <table:table-cell office:value-type="date" office:date-value="2020-09-15" calcext:value-type="date">
            <text:p>15-Sep-2020</text:p>
          </table:table-cell>
          <table:table-cell table:style-name="ce18" office:value-type="string" calcext:value-type="string">
            <text:p>check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table table:name="chapter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" table:default-cell-style-name="Default"/>
        <table:table-column table:style-name="co2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table:style-name="ce9"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table:style-name="ce9"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table:style-name="ce9"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table:style-name="ce9"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table:style-name="ce9"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table:style-name="ce9"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7_ssln_read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8_ssln_writ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9_ssln_numeracy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table:style-name="ce9"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table:style-name="ce9"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table:style-name="ce9"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4.14_hefe_student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4.22_crime_number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4.25_fire_staff.p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table:style-name="ce9" office:value-type="date" office:date-value="2020-09-21" calcext:value-type="date">
            <text:p>21-Sep-20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_4.3_levels_of_stud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_4.5_nhs_growth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09:33:03.621092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21T11:46:57.812909868</dc:date>
    <meta:editing-duration>P1DT28M15S</meta:editing-duration>
    <meta:editing-cycles>41</meta:editing-cycles>
    <meta:generator>LibreOffice/6.4.5.2$Linux_X86_64 LibreOffice_project/40$Build-2</meta:generator>
    <dc:creator>Andrew Conway</dc:creator>
    <meta:document-statistic meta:table-count="4" meta:cell-count="535" meta:object-count="0"/>
    <meta:user-defined meta:name="qrichtext">1</meta:user-defined>
  </office:meta>
</office:document-meta>
</file>